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C9DB3A8B75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5417in" draw:z-index="0"><draw:image xlink:href="Pictures/10000000000009B000000C9DB3A8B75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esco Dorigo</meta:initial-creator>
    <meta:creation-date>2009-09-17T16:10:33</meta:creation-date>
    <meta:printed-by>Francesco Dorigo</meta:printed-by>
    <meta:print-date>2009-09-17T16:24:17</meta:print-date>
    <meta:document-statistic meta:table-count="0" meta:image-count="1" meta:object-count="0" meta:page-count="1" meta:paragraph-count="0" meta:word-count="0" meta:character-count="0"/>
    <dc:date>2009-09-17T16:26:09</dc:date>
    <dc:creator>Francesco Dorigo</dc:creator>
    <meta:editing-duration>PT00H00M24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